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5.146cm" svg:height="5.677cm" svg:x="1.016cm" svg:y="4.483cm" presentation:class="title" presentation:user-transformed="true">
          <draw:text-box>
            <text:p text:style-name="P2"><text:span text:style-name="T1">SOLUCIONES</text:span><text:span text:style-name="T1"><text:line-break/></text:span><text:span text:style-name="T1">a los ejercicios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9-30T10:15:02.626670568</dc:date>
    <meta:editing-duration>P7DT21H5M35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